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youtu.be/7TSxbSFxw0M?si=xpzo1YWj5aBkgzev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3T16:29:51.190348244</meta:creation-date>
    <dc:date>2025-03-23T16:30:36.423996021</dc:date>
    <meta:editing-duration>PT45S</meta:editing-duration>
    <meta:editing-cycles>1</meta:editing-cycles>
    <meta:document-statistic meta:table-count="0" meta:image-count="0" meta:object-count="0" meta:page-count="1" meta:paragraph-count="1" meta:word-count="1" meta:character-count="48" meta:non-whitespace-character-count="48"/>
    <meta:generator>LibreOffice/24.8.5.2$Linux_X86_64 LibreOffice_project/480$Build-2</meta:generator>
  </office:meta>
</office:document-meta>
</file>